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text-properties officeooo:rsid="005edd9c" officeooo:paragraph-rsid="005edd9c"/>
    </style:style>
    <style:style style:name="P5" style:family="paragraph" style:parent-style-name="Text_20_body" style:list-style-name="L1">
      <style:text-properties officeooo:rsid="00424490" officeooo:paragraph-rsid="00424490"/>
    </style:style>
    <style:style style:name="P6" style:family="paragraph" style:parent-style-name="Text_20_body" style:list-style-name="L1">
      <style:text-properties officeooo:rsid="00424490" officeooo:paragraph-rsid="0046278b"/>
    </style:style>
    <style:style style:name="P7" style:family="paragraph" style:parent-style-name="Text_20_body" style:list-style-name="L1">
      <style:text-properties officeooo:rsid="0046278b" officeooo:paragraph-rsid="0046278b"/>
    </style:style>
    <style:style style:name="P8" style:family="paragraph" style:parent-style-name="Text_20_body" style:list-style-name="L1">
      <style:text-properties officeooo:rsid="00477d94" officeooo:paragraph-rsid="00477d94"/>
    </style:style>
    <style:style style:name="P9" style:family="paragraph" style:parent-style-name="Text_20_body" style:list-style-name="L2">
      <style:text-properties officeooo:rsid="00477d94" officeooo:paragraph-rsid="00477d94"/>
    </style:style>
    <style:style style:name="P10" style:family="paragraph" style:parent-style-name="Text_20_body" style:list-style-name="L2">
      <style:text-properties officeooo:rsid="00487d86" officeooo:paragraph-rsid="00487d86"/>
    </style:style>
    <style:style style:name="P11" style:family="paragraph" style:parent-style-name="Text_20_body" style:list-style-name="L2">
      <style:text-properties officeooo:rsid="0049e37e" officeooo:paragraph-rsid="0049e37e"/>
    </style:style>
    <style:style style:name="P12" style:family="paragraph" style:parent-style-name="Text_20_body" style:list-style-name="L3">
      <style:text-properties officeooo:rsid="005b34d7" officeooo:paragraph-rsid="005b34d7"/>
    </style:style>
    <style:style style:name="P13" style:family="paragraph" style:parent-style-name="Text_20_body" style:list-style-name="L3">
      <style:text-properties officeooo:rsid="005d6d8c" officeooo:paragraph-rsid="005d6d8c"/>
    </style:style>
    <style:style style:name="P14" style:family="paragraph" style:parent-style-name="Text_20_body" style:list-style-name="L4">
      <style:text-properties officeooo:rsid="004a9d24" officeooo:paragraph-rsid="004a9d24"/>
    </style:style>
    <style:style style:name="P15" style:family="paragraph" style:parent-style-name="Text_20_body" style:list-style-name="L5">
      <style:text-properties officeooo:rsid="004aab3a" officeooo:paragraph-rsid="004aab3a"/>
    </style:style>
    <style:style style:name="P16" style:family="paragraph" style:parent-style-name="Text_20_body" style:list-style-name="L5">
      <style:text-properties officeooo:rsid="004b09a5" officeooo:paragraph-rsid="004b09a5"/>
    </style:style>
    <style:style style:name="P17" style:family="paragraph" style:parent-style-name="Text_20_body" style:list-style-name="L5">
      <style:text-properties officeooo:rsid="004c4a16" officeooo:paragraph-rsid="004c4a16"/>
    </style:style>
    <style:style style:name="P18" style:family="paragraph" style:parent-style-name="Text_20_body" style:list-style-name="L6">
      <style:text-properties officeooo:rsid="004e2083" officeooo:paragraph-rsid="004e2083"/>
    </style:style>
    <style:style style:name="P19" style:family="paragraph" style:parent-style-name="Text_20_body" style:list-style-name="L7">
      <style:text-properties officeooo:rsid="004e2608" officeooo:paragraph-rsid="004e2608"/>
    </style:style>
    <style:style style:name="P20" style:family="paragraph" style:parent-style-name="Text_20_body" style:list-style-name="L11">
      <style:text-properties officeooo:rsid="004e2608" officeooo:paragraph-rsid="005870c2"/>
    </style:style>
    <style:style style:name="P21" style:family="paragraph" style:parent-style-name="Text_20_body" style:list-style-name="L8">
      <style:text-properties officeooo:rsid="004f662b" officeooo:paragraph-rsid="004f662b"/>
    </style:style>
    <style:style style:name="P22" style:family="paragraph" style:parent-style-name="Text_20_body" style:list-style-name="L9">
      <style:text-properties officeooo:rsid="004f662b" officeooo:paragraph-rsid="00535d87"/>
    </style:style>
    <style:style style:name="P23" style:family="paragraph" style:parent-style-name="Text_20_body" style:list-style-name="L9">
      <style:text-properties officeooo:rsid="00511f92" officeooo:paragraph-rsid="00511f92"/>
    </style:style>
    <style:style style:name="P24" style:family="paragraph" style:parent-style-name="Text_20_body" style:list-style-name="L9">
      <style:text-properties officeooo:rsid="0051da80" officeooo:paragraph-rsid="0051da80"/>
    </style:style>
    <style:style style:name="P25" style:family="paragraph" style:parent-style-name="Text_20_body" style:list-style-name="L9">
      <style:text-properties officeooo:rsid="00535d87" officeooo:paragraph-rsid="00535d87"/>
    </style:style>
    <style:style style:name="P26" style:family="paragraph" style:parent-style-name="Text_20_body" style:list-style-name="L10">
      <style:text-properties officeooo:rsid="00535d87" officeooo:paragraph-rsid="00535d87"/>
    </style:style>
    <style:style style:name="P27" style:family="paragraph" style:parent-style-name="Text_20_body" style:list-style-name="L11">
      <style:text-properties officeooo:rsid="005870c2" officeooo:paragraph-rsid="005870c2"/>
    </style:style>
    <style:style style:name="P28" style:family="paragraph" style:parent-style-name="Text_20_body" style:list-style-name="L11">
      <style:text-properties officeooo:rsid="00593f1c" officeooo:paragraph-rsid="00593f1c"/>
    </style:style>
    <style:style style:name="P29" style:family="paragraph" style:parent-style-name="Text_20_body" style:list-style-name="L12">
      <style:text-properties officeooo:rsid="00593f1c" officeooo:paragraph-rsid="00593f1c"/>
    </style:style>
    <style:style style:name="P30" style:family="paragraph" style:parent-style-name="Text_20_body" style:list-style-name="L13">
      <style:text-properties officeooo:rsid="006064e9" officeooo:paragraph-rsid="006064e9"/>
    </style:style>
    <style:style style:name="P31" style:family="paragraph" style:parent-style-name="Heading_20_1">
      <style:text-properties officeooo:rsid="004e2083" officeooo:paragraph-rsid="004e2083"/>
    </style:style>
    <style:style style:name="P32" style:family="paragraph" style:parent-style-name="Heading_20_1">
      <style:text-properties officeooo:rsid="004f662b" officeooo:paragraph-rsid="004f662b"/>
    </style:style>
    <style:style style:name="P33"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58002a"/>
    </style:style>
    <style:style style:name="T3" style:family="text">
      <style:text-properties officeooo:rsid="003591c3"/>
    </style:style>
    <style:style style:name="T4" style:family="text">
      <style:text-properties officeooo:rsid="00420686"/>
    </style:style>
    <style:style style:name="T5" style:family="text">
      <style:text-properties style:font-name="Liberation Mono" fo:font-size="11pt" fo:background-color="#fff9ae" loext:char-shading-value="0" style:font-size-asian="11pt" style:font-size-complex="11pt"/>
    </style:style>
    <style:style style:name="T6" style:family="text">
      <style:text-properties officeooo:rsid="00445e9a"/>
    </style:style>
    <style:style style:name="T7" style:family="text">
      <style:text-properties officeooo:rsid="00477d94"/>
    </style:style>
    <style:style style:name="T8" style:family="text">
      <style:text-properties officeooo:rsid="00487d86"/>
    </style:style>
    <style:style style:name="T9" style:family="text">
      <style:text-properties officeooo:rsid="00488d42"/>
    </style:style>
    <style:style style:name="T10" style:family="text">
      <style:text-properties officeooo:rsid="0049e37e"/>
    </style:style>
    <style:style style:name="T11" style:family="text">
      <style:text-properties officeooo:rsid="004a9d24"/>
    </style:style>
    <style:style style:name="T12" style:family="text">
      <style:text-properties officeooo:rsid="004aab3a"/>
    </style:style>
    <style:style style:name="T13" style:family="text">
      <style:text-properties officeooo:rsid="004c4a16"/>
    </style:style>
    <style:style style:name="T14" style:family="text">
      <style:text-properties officeooo:rsid="004e2608"/>
    </style:style>
    <style:style style:name="T15" style:family="text">
      <style:text-properties officeooo:rsid="004f5749"/>
    </style:style>
    <style:style style:name="T16" style:family="text">
      <style:text-properties officeooo:rsid="00511f92"/>
    </style:style>
    <style:style style:name="T17" style:family="text">
      <style:text-properties officeooo:rsid="00535d87"/>
    </style:style>
    <style:style style:name="T18" style:family="text">
      <style:text-properties officeooo:rsid="00578876"/>
    </style:style>
    <style:style style:name="T19" style:family="text">
      <style:text-properties officeooo:rsid="0057c1cd"/>
    </style:style>
    <style:style style:name="T20" style:family="text">
      <style:text-properties officeooo:rsid="0058002a"/>
    </style:style>
    <style:style style:name="T21" style:family="text">
      <style:text-properties officeooo:rsid="005870c2"/>
    </style:style>
    <style:style style:name="T22" style:family="text">
      <style:text-properties officeooo:rsid="00593f1c"/>
    </style:style>
    <style:style style:name="T23" style:family="text">
      <style:text-properties officeooo:rsid="005a0833"/>
    </style:style>
    <style:style style:name="T24" style:family="text">
      <style:text-properties officeooo:rsid="005b34d7"/>
    </style:style>
    <style:style style:name="T25" style:family="text">
      <style:text-properties officeooo:rsid="005bfa34"/>
    </style:style>
    <style:style style:name="T26" style:family="text">
      <style:text-properties officeooo:rsid="005dc9eb"/>
    </style:style>
    <style:style style:name="T27" style:family="text">
      <style:text-properties officeooo:rsid="005e80d6"/>
    </style:style>
    <style:style style:name="T28" style:family="text">
      <style:text-properties officeooo:rsid="005edd9c"/>
    </style:style>
    <style:style style:name="T29" style:family="text">
      <style:text-properties officeooo:rsid="006064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4">Tutorial</text:span></text:p>
      <text:p text:style-name="Subtitle">Ian Thomas, <text:span text:style-name="T29">20</text:span><text:span text:style-name="T2">th</text:span> <text:span text:style-name="T28">August</text:span> 201<text:span text:style-name="T3">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5">cd</text:span> to the directory that you unzipped QACD-quack into, and run it using</text:p>
      <text:p text:style-name="P2"><text:tab/><text:span text:style-name="T5">python quack.py</text:span></text:p>
      <text:h text:style-name="Heading_20_1" text:outline-level="1">Create <text:span text:style-name="T6">n</text:span>ew <text:span text:style-name="T6">p</text:span>roject</text:h>
      <text:list xml:id="list2392434885" text:style-name="L1">
        <text:list-item>
          <text:p text:style-name="P5">Select Project | New from the menu.</text:p>
        </text:list-item>
        <text:list-item>
          <text:p text:style-name="P6">Enter (or select) a name for the project file that will contain all of the project’s data. As we are using the supplied test data, a sensible name is <text:span text:style-name="T5">test.quack</text:span> – you only need to enter <text:span text:style-name="T5">test</text:span> as the <text:span text:style-name="T5">.quack</text:span> is automatically added for you. <text:span text:style-name="T6">The </text:span>QACD-<text:span text:style-name="T6">quack project file can be anywhere you wish, it doesn’t have to be in the same directory as the imported raw data as the project file contains its own copy of the raw data.</text:span></text:p>
        </text:list-item>
        <text:list-item>
          <text:p text:style-name="P7">C<text:span text:style-name="T7">lick the Save button or press Enter to accept the project file name.</text:span></text:p>
        </text:list-item>
        <text:list-item>
          <text:p text:style-name="P8">Navigate to the directory containing the raw CSV files, which is called test_data. Select all of the CSV files, using a combination of mouse clicks and the shift or control key depending on your Operating System.</text:p>
        </text:list-item>
        <text:list-item>
          <text:p text:style-name="P8">Click the Open button and the raw data files will be imported. A progress bar is displayed as this occurs, but because the data files are small the import will be very quick.</text:p>
        </text:list-item>
        <text:list-item>
          <text:p text:style-name="P7">The project file is automatically updated whenever you make any changes, so there is no need for any ‘<text:span text:style-name="T7">S</text:span>ave’ or ‘<text:span text:style-name="T7">S</text:span>ave as’ functionality <text:span text:style-name="T7">in the main menu.</text:span></text:p>
        </text:list-item>
      </text:list>
      <text:h text:style-name="Heading_20_1" text:outline-level="1">View raw data</text:h>
      <text:list xml:id="list115030439" text:style-name="L2">
        <text:list-item>
          <text:p text:style-name="P9">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9">Select the first row in the list on the left, corresponding to Al. On the right will be displayed the raw aluminium element map with a histogram underneath. Both the element map and histogram are displayed using the same colourmap. <text:span text:style-name="T8">The histogram has 100 bins, and the mean, median and standard deviations are displayed using solid and dashed vertical lines.</text:span></text:p>
        </text:list-item>
        <text:list-item>
          <text:p text:style-name="P10">At the bottom of the application window is a line of text summarising how large the element map is, the number of valid and invalid pixels, and statistics such as minimum, maximum, mean, median and standard deviation.</text:p>
        </text:list-item>
        <text:list-item>
          <text:p text:style-name="P10">You can choose to display just the element map, just the histogram or both by changing the Plot type in the dropdown box above the plots.</text:p>
        </text:list-item>
        <text:list-item>
          <text:p text:style-name="P10"><text:soft-page-break/>When, later on, you have stored one or more phase maps <text:span text:style-name="T20">or regions</text:span>, one <text:span text:style-name="T20">of each </text:span>can be selected in the Phase <text:span text:style-name="T20">and Region </text:span>dropdown box<text:span text:style-name="T20">es</text:span> above the plots to filter the displayed element map and/or histogram to only include those pixels specified in the <text:span text:style-name="T20">selected </text:span>phase map <text:span text:style-name="T20">and/or region</text:span>.</text:p>
        </text:list-item>
        <text:list-item>
          <text:p text:style-name="P10">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text:span text:style-name="T23">zoomed area</text:span> <text:span text:style-name="T23">shown</text:span>.</text:p>
        </text:list-item>
        <text:list-item>
          <text:p text:style-name="P10">You can zoom further, and each zoom rectangle is stored for reuse. Navigate back and forward through the zooms using the Undo and Redo buttons above the plot. <text:span text:style-name="T9">If you switch to a new element map, the zoom is retained so that you are looking at exactly the same rectangle each time. This is handy for comparison between different elements, etc.</text:span></text:p>
        </text:list-item>
        <text:list-item>
          <text:p text:style-name="P11">Select a different element in the list on the left and that element map will be displayed on the right using the current zoom level. As well as individual elements, there is a Total <text:span text:style-name="T24">of all elements </text:span>as well.</text:p>
        </text:list-item>
        <text:list-item>
          <text:p text:style-name="P9">You can sort the items displayed in the list on the left by clicking <text:span text:style-name="T11">o</text:span>n one of the column headings.</text:p>
        </text:list-item>
      </text:list>
      <text:h text:style-name="Heading_20_1" text:outline-level="1">Zoom into colourmap</text:h>
      <text:list xml:id="list3868386206" text:style-name="L13">
        <text:list-item>
          <text:p text:style-name="P30">You can zoom into the colourmap so that only data between two thresholds is displayed. This is achieved using the mouse in either the colourbar or the histogram.</text:p>
        </text:list-item>
        <text:list-item>
          <text:p text:style-name="P30">Move the cursor over the colourbar and it changes to a cross. Click and hold the mouse button, then move the mouse up and/or down to select the colourmap range of interest. Release the mouse button and the colourmap will zoom to the selected range. Undo and Redo buttons are provided above the plot to undo/redo colourmap zooming. <text:s/>If you change to a different element map, the colourmap zoom history is cleared.</text:p>
        </text:list-item>
        <text:list-item>
          <text:p text:style-name="P30">You can perform the same colourmap zooming in the histogram, this time dragging the mouse to the left and/or right to select the colourmap range of interest.</text:p>
        </text:list-item>
      </text:list>
      <text:h text:style-name="Heading_20_1" text:outline-level="1">Display options</text:h>
      <text:list xml:id="list3110626127" text:style-name="L3">
        <text:list-item>
          <text:p text:style-name="P12">Select Options | Display… in the menu to look at the various display options available. <text:s/>An extra window is displayed containing two tabs, the first is named Colourmap, the second Labels and scale.</text:p>
        </text:list-item>
        <text:list-item>
          <text:p text:style-name="P12">Select the Colourmap tab. All of the available colourmaps are displayed. <text:span text:style-name="T9">You can choose a new colormap and click the Apply button, or double-click on a colourmap to select it. There is also the option to Reverse the colourmap. The default colourmap is ‘rainbow’.</text:span></text:p>
        </text:list-item>
        <text:list-item>
          <text:p text:style-name="P12">Select the Labels and scale tab. <text:span text:style-name="T25">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text:span><text:soft-page-break/><text:span text:style-name="T25">is displayed. The size of the scale bar automatically adjusts to the size of the zoomed area displayed, and the location and colour of the scale bar can be altered.</text:span></text:p>
        </text:list-item>
        <text:list-item>
          <text:p text:style-name="P13">The Display options window can be kept open whilst you select different element maps, zoom in on areas of interest, etc. You can close it by clicking on the <text:span text:style-name="T26">Cancel or OK buttons.</text:span></text:p>
        </text:list-item>
        <text:list-item>
          <text:p text:style-name="P12">Display options are saved in the <text:span text:style-name="T27">project </text:span>.quack file <text:span text:style-name="T27">and are hence specific to a particular project.</text:span></text:p>
        </text:list-item>
      </text:list>
      <text:h text:style-name="Heading_20_1" text:outline-level="1">F<text:span text:style-name="T10">ilter and normalise data</text:span></text:h>
      <text:list xml:id="list3069227640" text:style-name="L4">
        <text:list-item>
          <text:p text:style-name="P14">Select Action | Filter and Normalise… from the menu.</text:p>
        </text:list-item>
        <text:list-item>
          <text:p text:style-name="P14">There are two filtering options: clipping pixel totals and 3x3 median filter. By default both are selected. Leave them both selected and click OK.</text:p>
        </text:list-item>
        <text:list-item>
          <text:p text:style-name="P14">A progress bar is displayed whilst the filtering and normalisation are performed. When completed, <text:span text:style-name="T21">six</text:span> more tabs will appear on the left hand side; only the first two (Filtered and Normalised) contain anything, the other three are initially empty.</text:p>
        </text:list-item>
        <text:list-item>
          <text:p text:style-name="P14">Click on an element in the Filtered tab. There are white regions corresponding to invalid pixels, i.e. pixels that have been removed by the filtering process. The list of filtered elements includes a Total.</text:p>
        </text:list-item>
        <text:list-item>
          <text:p text:style-name="P14">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8">There is however </text:span>a h-factor which is a weighting used when calculating ratios.</text:p>
        </text:list-item>
      </text:list>
      <text:h text:style-name="Heading_20_1" text:outline-level="1">Create a <text:span text:style-name="T12">preset </text:span>ratio map</text:h>
      <text:list xml:id="list2169038333" text:style-name="L5">
        <text:list-item>
          <text:p text:style-name="P15">Click on the Ratios tab to select it. Initially there are no ratio maps so the list is empty. To create one, click on the New <text:span text:style-name="T15">r</text:span>atio button at the bottom of the tab.</text:p>
        </text:list-item>
        <text:list-item>
          <text:p text:style-name="P16">A new dialog box is displayed containing two tabs, one for Preset and one for Custom. <text:span text:style-name="T19">Keep</text:span> the Preset tab selected.</text:p>
        </text:list-item>
        <text:list-item>
          <text:p text:style-name="P16">Under Valid presets there is a list of the presets that are available for this project which is determined by the elements that exist in the project. For this test project the valid presets are anorthite, Cr# and Mg#.</text:p>
        </text:list-item>
        <text:list-item>
          <text:p text:style-name="P16">Click on one of the available presets. The formula for this preset will be displayed below the list, as well as the name of the preset. You can edit the name if you wish. <text:span text:style-name="T13">Ratio map names are unique so you cannot create a new ratio map with the same name as an existing one.</text:span></text:p>
        </text:list-item>
        <text:list-item>
          <text:p text:style-name="P16">Below the name is a list of correction models that can be applied. By default no correction model is selected; you can choose a different one if you wish.</text:p>
        </text:list-item>
        <text:list-item>
          <text:p text:style-name="P16">Click OK to create the new ratio map.</text:p>
        </text:list-item>
        <text:list-item>
          <text:p text:style-name="P17">The dialog box will close and the new ratio map will be added to the list on the left. Its name, formula and correction model are displayed.</text:p>
        </text:list-item>
        <text:list-item>
          <text:p text:style-name="P17">The new ratio map is automatically selected in the list on the left so that it is displayed in the plot on the right.</text:p>
        </text:list-item>
        <text:list-item>
          <text:p text:style-name="P17"><text:soft-page-break/>You can change the name of a ratio by double-clicking on it, and you can delete the current selected ratio map by clicking on the Delete <text:span text:style-name="T15">r</text:span>atio button at the bottom of the tab.</text:p>
        </text:list-item>
      </text:list>
      <text:h text:style-name="Heading_20_1" text:outline-level="1">Create a custom ratio map</text:h>
      <text:list xml:id="list1291327706" text:style-name="L6">
        <text:list-item>
          <text:p text:style-name="P18">Click on the New <text:span text:style-name="T15">r</text:span>atio button at the bottom of the Ratios tab, and select the Custom ratio tab.</text:p>
        </text:list-item>
        <text:list-item>
          <text:p text:style-name="P18">Here you create a custom ratio by specifying the elements that comprise the ratio. It is possible to create a ratio of 2, 3 or 4 elements. Choose how many elements, e.g. 2, and those elements to use, e.g. Ca and Mg.</text:p>
        </text:list-item>
        <text:list-item>
          <text:p text:style-name="P18">As you change the elements, the Formula is updated.</text:p>
        </text:list-item>
        <text:list-item>
          <text:p text:style-name="P18">Enter a unique name to use for this ratio map, and optionally a correction model.</text:p>
        </text:list-item>
        <text:list-item>
          <text:p text:style-name="P18">Click OK to create the custom ratio map.</text:p>
        </text:list-item>
        <text:list-item>
          <text:p text:style-name="P18">The new ratio map is added to the list on the left and automatically selected so that it is displayed in the plot on the right.</text:p>
        </text:list-item>
      </text:list>
      <text:h text:style-name="P31" text:outline-level="1"><text:span text:style-name="T14">k</text:span>-means <text:span text:style-name="T14">c</text:span>lustering</text:h>
      <text:list xml:id="list3849267712" text:style-name="L7">
        <text:list-item>
          <text:p text:style-name="P19">To perform k-means clustering, select Action | k-means Clustering from the menu.</text:p>
        </text:list-item>
        <text:list-item>
          <text:p text:style-name="P19">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19">Click on the OK button to perform clustering. If you have already done this before, a warning will be displayed informing you that this will delete the results of the previous clustering.</text:p>
        </text:list-item>
        <text:list-item>
          <text:p text:style-name="P19">A progress bar is displayed whilst the clustering is performed. For large datasets (number of pixels and number of elements) this can take quite a while, but is very fast for this small test data set.</text:p>
        </text:list-item>
        <text:list-item>
          <text:p text:style-name="P19">For each of the k-values, an item is added to the list in the Clusters tab on the left.</text:p>
        </text:list-item>
        <text:list-item>
          <text:p text:style-name="P19">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4">reate phase maps from cluster map</text:span></text:h>
      <text:list xml:id="list3553141735" text:style-name="L8">
        <text:list-item>
          <text:p text:style-name="P21">Select one of the items in the list on the Clusters tab, and c<text:span text:style-name="T15">lick on the New phase(s) </text:span>button at the bottom to create phase maps from the chosen cluster map.</text:p>
        </text:list-item>
        <text:list-item>
          <text:p text:style-name="P21">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21"><text:soft-page-break/>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21">If two or more phases are selected at the same time, they can be merged into one by clicking on the Merge selected phases button. The selected phases are then merged together and displayed as a single colour.</text:p>
        </text:list-item>
        <text:list-item>
          <text:p text:style-name="P21">The fifth column in the list control shows the Original values that comprise a particular phase. Using this information and the value of k, it is possible to reconstruct the phase maps again from scratch at a future date.</text:p>
        </text:list-item>
        <text:list-item>
          <text:p text:style-name="P21">When you have finished deleting, merging and renaming phases, click on the OK button to create new phase maps.</text:p>
        </text:list-item>
        <text:list-item>
          <text:p text:style-name="P21">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6">by thresholding</text:span> filtered <text:span text:style-name="T16">element maps</text:span></text:h>
      <text:list xml:id="list2020096561" text:style-name="L9">
        <text:list-item>
          <text:p text:style-name="P23">It is also possible to create a phase map by applying thresholds to one or more filtered element maps.</text:p>
        </text:list-item>
        <text:list-item>
          <text:p text:style-name="P23">In the Phases tab, click on the New phase button at the bottom.</text:p>
        </text:list-item>
        <text:list-item>
          <text:p text:style-name="P24">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4">Select an element of interest, such as Na, in the list control in the middle. The filtered Na element map is displayed at the top.</text:p>
        </text:list-item>
        <text:list-item>
          <text:p text:style-name="P24">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4">Move the slider for the Lower threshold upwards until it is about 100. Now pixels with values less than 100 are removed from the filtered element map plot at the top of the screen.</text:p>
        </text:list-item>
        <text:list-item>
          <text:p text:style-name="P24">Similarly, move the slider for the Upper threshold downwards until it is about 600. Pixels above this threshold are removed from the plot.</text:p>
        </text:list-item>
        <text:list-item>
          <text:p text:style-name="P24">Whenever either threshold is moved, the colourmap limits are updated to reflect the change so that the whole colourmap is used to display the remaining pixels.</text:p>
        </text:list-item>
        <text:list-item>
          <text:p text:style-name="P24">Click on the Update button to update the thresholds for this element in the list in the middle of the dialog. <text:s/>The phase map at the bottom will be updated.</text:p>
        </text:list-item>
        <text:list-item>
          <text:p text:style-name="P24">Thresholds can be applied to more than one element, and the phase map <text:span text:style-name="T17">comprises those pixels that are within the thresholds of all elements of interest.</text:span></text:p>
        </text:list-item>
        <text:list-item>
          <text:p text:style-name="P25"><text:soft-page-break/>Enter a name for this phase map and click on the OK button.</text:p>
        </text:list-item>
        <text:list-item>
          <text:p text:style-name="P22">The new phase map <text:span text:style-name="T17">is</text:span> added to the list in the Phases tab <text:span text:style-name="T17">and it is automatically selected so that it is displayed on the right.</text:span></text:p>
        </text:list-item>
      </text:list>
      <text:h text:style-name="P32" text:outline-level="1">Display element map using a phase map</text:h>
      <text:list xml:id="list3815735487" text:style-name="L10">
        <text:list-item>
          <text:p text:style-name="P26">Select, for example, the Normalised tab and click on an element, and select Map and histogram in the Plot type dropdown box.</text:p>
        </text:list-item>
        <text:list-item>
          <text:p text:style-name="P26">The element map and its histogram are displayed on the right, and the statistics at the bottom of the application window refer to the entire element map.</text:p>
        </text:list-item>
        <text:list-item>
          <text:p text:style-name="P26">In the Phase dropdown box at the top, select one of the newly created phase maps.</text:p>
        </text:list-item>
        <text:list-item>
          <text:p text:style-name="P26">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2629098496" text:style-name="L11">
        <text:list-item>
          <text:p text:style-name="P20">To <text:span text:style-name="T21">create a new region, </text:span>select Action | <text:span text:style-name="T21">New Region </text:span>from the menu.</text:p>
        </text:list-item>
        <text:list-item>
          <text:p text:style-name="P27">A dialog box is displayed describing how to create a new region. <text:span text:style-name="T22">First choose the shape of the region, either ellipse, polygon or rectangle.</text:span></text:p>
        </text:list-item>
        <text:list-item>
          <text:p text:style-name="P28">Select the area of interest on the currently displayed element map using the mouse. The exact process depends on the shape of the region.</text:p>
        </text:list-item>
        <text:list-item>
          <text:p text:style-name="P28">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28">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28">Enter a name for the region in the ‘Create new region’ dialog box.</text:p>
        </text:list-item>
        <text:list-item>
          <text:p text:style-name="P28">Click OK in the ‘Create new region’ dialog box to add the new region. It will be listed in the Regions tab.</text:p>
        </text:list-item>
        <text:list-item>
          <text:p text:style-name="P28">When you are editing a new region, it is possible to switch to a different element (or ratio, cluster, etc) map in the normal manner.</text:p>
        </text:list-item>
        <text:list-item>
          <text:p text:style-name="P28">You can display a region by clicking on it in the Regions tab. The pixels included in the region are displayed in black.</text:p>
        </text:list-item>
      </text:list>
      <text:h text:style-name="Heading_20_1" text:outline-level="1"><text:soft-page-break/>Display element map using a <text:span text:style-name="T22">region</text:span></text:h>
      <text:list xml:id="list2247244550" text:style-name="L12">
        <text:list-item>
          <text:p text:style-name="P29">This is achieved in a similar way to displaying an element map using a phase map, but uses the Region dropdown box rather than the Phase dropdown box.</text:p>
        </text:list-item>
        <text:list-item>
          <text:p text:style-name="P29">It is possible to select both a phase map and a region, and the only pixels displayed will be those that are within both the phase map and the region.</text:p>
        </text:list-item>
      </text:list>
      <text:h text:style-name="P33" text:outline-level="1">Export image to file</text:h>
      <text:p text:style-name="P4">To export the displayed plots (map and/or histogram) to an image file, select Action | Export Image to File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08-20T15:52:28.415286739</dc:date>
    <meta:editing-duration>PT4H35M2S</meta:editing-duration>
    <meta:editing-cycles>67</meta:editing-cycles>
    <meta:generator>LibreOffice/6.0.3.2$Linux_X86_64 LibreOffice_project/00m0$Build-2</meta:generator>
    <meta:document-statistic meta:table-count="0" meta:image-count="0" meta:object-count="0" meta:page-count="7" meta:paragraph-count="104" meta:word-count="3054" meta:character-count="16545" meta:non-whitespace-character-count="13670"/>
  </office:meta>
</office:document-meta>
</file>